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alário mensal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/>
          <table:table-cell table:style-name="Default" office:value-type="string" calcext:value-type="string">
            <text:p>Taxa</text:p>
          </table:table-cell>
          <table:table-cell table:style-name="Default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Salário Anual</text:p>
          </table:table-cell>
          <table:table-cell table:style-name="Default" table:formula="of:=13*[.C3]" office:value-type="float" office:value="104000" calcext:value-type="float">
            <text:p>104000</text:p>
          </table:table-cell>
          <table:table-cell table:style-name="Default"/>
          <table:table-cell table:style-name="Default" office:value-type="string" calcext:value-type="string">
            <text:p>Aporte</text:p>
          </table:table-cell>
          <table:table-cell table:style-name="Default" table:formula="of:=[.C5]*[.C4]" office:value-type="float" office:value="12480" calcext:value-type="float">
            <text:p>12480</text:p>
          </table:table-cell>
        </table:table-row>
        <table:table-row table:style-name="ro1">
          <table:table-cell/>
          <table:table-cell office:value-type="string" calcext:value-type="string">
            <text:p>Taxa Aporte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/>
          <table:table-cell table:style-name="Default" office:value-type="string" calcext:value-type="string">
            <text:p>Aporte_liq</text:p>
          </table:table-cell>
          <table:table-cell table:style-name="Default" table:formula="of:=[.F4]*(1-0.275)" office:value-type="float" office:value="9048" calcext:value-type="float">
            <text:p>904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Aportes</text:p>
          </table:table-cell>
          <table:table-cell table:style-name="Default" office:value-type="string" calcext:value-type="string">
            <text:p>Saldo</text:p>
          </table:table-cell>
          <table:table-cell table:style-name="Default" office:value-type="string" calcext:value-type="string">
            <text:p>Rend Anual</text:p>
          </table:table-cell>
          <table:table-cell table:style-name="Default" office:value-type="string" calcext:value-type="string">
            <text:p>Renda Mens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F4]" office:value-type="currency" office:currency="BRL" office:value="12480" calcext:value-type="currency">
            <text:p>R$ 12.480,00</text:p>
          </table:table-cell>
          <table:table-cell table:formula="of:=[.C8]" office:value-type="currency" office:currency="BRL" office:value="12480" calcext:value-type="currency">
            <text:p>R$ 12.480,00</text:p>
          </table:table-cell>
          <table:table-cell table:formula="of:=[.$F$3]*[.D8]" office:value-type="currency" office:currency="BRL" office:value="1248" calcext:value-type="currency">
            <text:p>R$ 1.248,00</text:p>
          </table:table-cell>
          <table:table-cell table:formula="of:=[.E8]/12" office:value-type="currency" office:currency="BRL" office:value="104" calcext:value-type="currency">
            <text:p>R$ 104,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]+[.$F$5]" office:value-type="currency" office:currency="BRL" office:value="21528" calcext:value-type="currency">
            <text:p>R$ 21.528,00</text:p>
          </table:table-cell>
          <table:table-cell table:formula="of:=[.$F$4]+[.D8]*(1+[.$F$3])" office:value-type="currency" office:currency="BRL" office:value="26208" calcext:value-type="currency">
            <text:p>R$ 26.208,00</text:p>
          </table:table-cell>
          <table:table-cell table:formula="of:=[.$F$3]*[.D9]" office:value-type="currency" office:currency="BRL" office:value="2620.8" calcext:value-type="currency">
            <text:p>R$ 2.620,80</text:p>
          </table:table-cell>
          <table:table-cell table:formula="of:=[.E9]/12" office:value-type="currency" office:currency="BRL" office:value="218.4" calcext:value-type="currency">
            <text:p>R$ 218,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9]+[.$F$5]" office:value-type="currency" office:currency="BRL" office:value="30576" calcext:value-type="currency">
            <text:p>R$ 30.576,00</text:p>
          </table:table-cell>
          <table:table-cell table:formula="of:=[.$F$4]+[.D9]*(1+[.$F$3])" office:value-type="currency" office:currency="BRL" office:value="41308.8" calcext:value-type="currency">
            <text:p>R$ 41.308,80</text:p>
          </table:table-cell>
          <table:table-cell table:formula="of:=[.$F$3]*[.D10]" office:value-type="currency" office:currency="BRL" office:value="4130.88" calcext:value-type="currency">
            <text:p>R$ 4.130,88</text:p>
          </table:table-cell>
          <table:table-cell table:formula="of:=[.E10]/12" office:value-type="currency" office:currency="BRL" office:value="344.24" calcext:value-type="currency">
            <text:p>R$ 344,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+[.$F$5]" office:value-type="currency" office:currency="BRL" office:value="39624" calcext:value-type="currency">
            <text:p>R$ 39.624,00</text:p>
          </table:table-cell>
          <table:table-cell table:formula="of:=[.$F$4]+[.D10]*(1+[.$F$3])" office:value-type="currency" office:currency="BRL" office:value="57919.68" calcext:value-type="currency">
            <text:p>R$ 57.919,68</text:p>
          </table:table-cell>
          <table:table-cell table:formula="of:=[.$F$3]*[.D11]" office:value-type="currency" office:currency="BRL" office:value="5791.968" calcext:value-type="currency">
            <text:p>R$ 5.791,97</text:p>
          </table:table-cell>
          <table:table-cell table:formula="of:=[.E11]/12" office:value-type="currency" office:currency="BRL" office:value="482.664" calcext:value-type="currency">
            <text:p>R$ 482,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1]+[.$F$5]" office:value-type="currency" office:currency="BRL" office:value="48672" calcext:value-type="currency">
            <text:p>R$ 48.672,00</text:p>
          </table:table-cell>
          <table:table-cell table:formula="of:=[.$F$4]+[.D11]*(1+[.$F$3])" office:value-type="currency" office:currency="BRL" office:value="76191.648" calcext:value-type="currency">
            <text:p>R$ 76.191,65</text:p>
          </table:table-cell>
          <table:table-cell table:formula="of:=[.$F$3]*[.D12]" office:value-type="currency" office:currency="BRL" office:value="7619.1648" calcext:value-type="currency">
            <text:p>R$ 7.619,16</text:p>
          </table:table-cell>
          <table:table-cell table:formula="of:=[.E12]/12" office:value-type="currency" office:currency="BRL" office:value="634.9304" calcext:value-type="currency">
            <text:p>R$ 634,9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+[.$F$5]" office:value-type="currency" office:currency="BRL" office:value="57720" calcext:value-type="currency">
            <text:p>R$ 57.720,00</text:p>
          </table:table-cell>
          <table:table-cell table:formula="of:=[.$F$4]+[.D12]*(1+[.$F$3])" office:value-type="currency" office:currency="BRL" office:value="96290.8128" calcext:value-type="currency">
            <text:p>R$ 96.290,81</text:p>
          </table:table-cell>
          <table:table-cell table:formula="of:=[.$F$3]*[.D13]" office:value-type="currency" office:currency="BRL" office:value="9629.08128" calcext:value-type="currency">
            <text:p>R$ 9.629,08</text:p>
          </table:table-cell>
          <table:table-cell table:formula="of:=[.E13]/12" office:value-type="currency" office:currency="BRL" office:value="802.42344" calcext:value-type="currency">
            <text:p>R$ 80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3]+[.$F$5]" office:value-type="currency" office:currency="BRL" office:value="66768" calcext:value-type="currency">
            <text:p>R$ 66.768,00</text:p>
          </table:table-cell>
          <table:table-cell table:formula="of:=[.$F$4]+[.D13]*(1+[.$F$3])" office:value-type="currency" office:currency="BRL" office:value="118399.89408" calcext:value-type="currency">
            <text:p>R$ 118.399,89</text:p>
          </table:table-cell>
          <table:table-cell table:formula="of:=[.$F$3]*[.D14]" office:value-type="currency" office:currency="BRL" office:value="11839.989408" calcext:value-type="currency">
            <text:p>R$ 11.839,99</text:p>
          </table:table-cell>
          <table:table-cell table:formula="of:=[.E14]/12" office:value-type="currency" office:currency="BRL" office:value="986.665784" calcext:value-type="currency">
            <text:p>R$ 986,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4]+[.$F$5]" office:value-type="currency" office:currency="BRL" office:value="75816" calcext:value-type="currency">
            <text:p>R$ 75.816,00</text:p>
          </table:table-cell>
          <table:table-cell table:formula="of:=[.$F$4]+[.D14]*(1+[.$F$3])" office:value-type="currency" office:currency="BRL" office:value="142719.883488" calcext:value-type="currency">
            <text:p>R$ 142.719,88</text:p>
          </table:table-cell>
          <table:table-cell table:formula="of:=[.$F$3]*[.D15]" office:value-type="currency" office:currency="BRL" office:value="14271.9883488" calcext:value-type="currency">
            <text:p>R$ 14.271,99</text:p>
          </table:table-cell>
          <table:table-cell table:formula="of:=[.E15]/12" office:value-type="currency" office:currency="BRL" office:value="1189.3323624" calcext:value-type="currency">
            <text:p>R$ 1.189,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+[.$F$5]" office:value-type="currency" office:currency="BRL" office:value="84864" calcext:value-type="currency">
            <text:p>R$ 84.864,00</text:p>
          </table:table-cell>
          <table:table-cell table:formula="of:=[.$F$4]+[.D15]*(1+[.$F$3])" office:value-type="currency" office:currency="BRL" office:value="169471.8718368" calcext:value-type="currency">
            <text:p>R$ 169.471,87</text:p>
          </table:table-cell>
          <table:table-cell table:formula="of:=[.$F$3]*[.D16]" office:value-type="currency" office:currency="BRL" office:value="16947.18718368" calcext:value-type="currency">
            <text:p>R$ 16.947,19</text:p>
          </table:table-cell>
          <table:table-cell table:formula="of:=[.E16]/12" office:value-type="currency" office:currency="BRL" office:value="1412.26559864" calcext:value-type="currency">
            <text:p>R$ 1.412,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6]+[.$F$5]" office:value-type="currency" office:currency="BRL" office:value="93912" calcext:value-type="currency">
            <text:p>R$ 93.912,00</text:p>
          </table:table-cell>
          <table:table-cell table:formula="of:=[.$F$4]+[.D16]*(1+[.$F$3])" office:value-type="currency" office:currency="BRL" office:value="198899.05902048" calcext:value-type="currency">
            <text:p>R$ 198.899,06</text:p>
          </table:table-cell>
          <table:table-cell table:formula="of:=[.$F$3]*[.D17]" office:value-type="currency" office:currency="BRL" office:value="19889.905902048" calcext:value-type="currency">
            <text:p>R$ 19.889,91</text:p>
          </table:table-cell>
          <table:table-cell table:formula="of:=[.E17]/12" office:value-type="currency" office:currency="BRL" office:value="1657.492158504" calcext:value-type="currency">
            <text:p>R$ 1.657,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7]+[.$F$5]" office:value-type="currency" office:currency="BRL" office:value="102960" calcext:value-type="currency">
            <text:p>R$ 102.960,00</text:p>
          </table:table-cell>
          <table:table-cell table:formula="of:=[.$F$4]+[.D17]*(1+[.$F$3])" office:value-type="currency" office:currency="BRL" office:value="231268.964922528" calcext:value-type="currency">
            <text:p>R$ 231.268,96</text:p>
          </table:table-cell>
          <table:table-cell table:formula="of:=[.$F$3]*[.D18]" office:value-type="currency" office:currency="BRL" office:value="23126.8964922528" calcext:value-type="currency">
            <text:p>R$ 23.126,90</text:p>
          </table:table-cell>
          <table:table-cell table:formula="of:=[.E18]/12" office:value-type="currency" office:currency="BRL" office:value="1927.2413743544" calcext:value-type="currency">
            <text:p>R$ 1.927,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8]+[.$F$5]" office:value-type="currency" office:currency="BRL" office:value="112008" calcext:value-type="currency">
            <text:p>R$ 112.008,00</text:p>
          </table:table-cell>
          <table:table-cell table:formula="of:=[.$F$4]+[.D18]*(1+[.$F$3])" office:value-type="currency" office:currency="BRL" office:value="266875.861414781" calcext:value-type="currency">
            <text:p>R$ 266.875,86</text:p>
          </table:table-cell>
          <table:table-cell table:formula="of:=[.$F$3]*[.D19]" office:value-type="currency" office:currency="BRL" office:value="26687.5861414781" calcext:value-type="currency">
            <text:p>R$ 26.687,59</text:p>
          </table:table-cell>
          <table:table-cell table:formula="of:=[.E19]/12" office:value-type="currency" office:currency="BRL" office:value="2223.96551178984" calcext:value-type="currency">
            <text:p>R$ 2.223,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9]+[.$F$5]" office:value-type="currency" office:currency="BRL" office:value="121056" calcext:value-type="currency">
            <text:p>R$ 121.056,00</text:p>
          </table:table-cell>
          <table:table-cell table:formula="of:=[.$F$4]+[.D19]*(1+[.$F$3])" office:value-type="currency" office:currency="BRL" office:value="306043.447556259" calcext:value-type="currency">
            <text:p>R$ 306.043,45</text:p>
          </table:table-cell>
          <table:table-cell table:formula="of:=[.$F$3]*[.D20]" office:value-type="currency" office:currency="BRL" office:value="30604.3447556259" calcext:value-type="currency">
            <text:p>R$ 30.604,34</text:p>
          </table:table-cell>
          <table:table-cell table:formula="of:=[.E20]/12" office:value-type="currency" office:currency="BRL" office:value="2550.36206296883" calcext:value-type="currency">
            <text:p>R$ 2.550,3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20]+[.$F$5]" office:value-type="currency" office:currency="BRL" office:value="130104" calcext:value-type="currency">
            <text:p>R$ 130.104,00</text:p>
          </table:table-cell>
          <table:table-cell table:formula="of:=[.$F$4]+[.D20]*(1+[.$F$3])" office:value-type="currency" office:currency="BRL" office:value="349127.792311885" calcext:value-type="currency">
            <text:p>R$ 349.127,79</text:p>
          </table:table-cell>
          <table:table-cell table:formula="of:=[.$F$3]*[.D21]" office:value-type="currency" office:currency="BRL" office:value="34912.7792311885" calcext:value-type="currency">
            <text:p>R$ 34.912,78</text:p>
          </table:table-cell>
          <table:table-cell table:formula="of:=[.E21]/12" office:value-type="currency" office:currency="BRL" office:value="2909.39826926571" calcext:value-type="currency">
            <text:p>R$ 2.909,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21]+[.$F$5]" office:value-type="currency" office:currency="BRL" office:value="139152" calcext:value-type="currency">
            <text:p>R$ 139.152,00</text:p>
          </table:table-cell>
          <table:table-cell table:formula="of:=[.$F$4]+[.D21]*(1+[.$F$3])" office:value-type="currency" office:currency="BRL" office:value="396520.571543074" calcext:value-type="currency">
            <text:p>R$ 396.520,57</text:p>
          </table:table-cell>
          <table:table-cell table:formula="of:=[.$F$3]*[.D22]" office:value-type="currency" office:currency="BRL" office:value="39652.0571543074" calcext:value-type="currency">
            <text:p>R$ 39.652,06</text:p>
          </table:table-cell>
          <table:table-cell table:formula="of:=[.E22]/12" office:value-type="currency" office:currency="BRL" office:value="3304.33809619228" calcext:value-type="currency">
            <text:p>R$ 3.304,3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2]+[.$F$5]" office:value-type="currency" office:currency="BRL" office:value="148200" calcext:value-type="currency">
            <text:p>R$ 148.200,00</text:p>
          </table:table-cell>
          <table:table-cell table:formula="of:=[.$F$4]+[.D22]*(1+[.$F$3])" office:value-type="currency" office:currency="BRL" office:value="448652.628697381" calcext:value-type="currency">
            <text:p>R$ 448.652,63</text:p>
          </table:table-cell>
          <table:table-cell table:formula="of:=[.$F$3]*[.D23]" office:value-type="currency" office:currency="BRL" office:value="44865.2628697381" calcext:value-type="currency">
            <text:p>R$ 44.865,26</text:p>
          </table:table-cell>
          <table:table-cell table:formula="of:=[.E23]/12" office:value-type="currency" office:currency="BRL" office:value="3738.77190581151" calcext:value-type="currency">
            <text:p>R$ 3.738,7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3]+[.$F$5]" office:value-type="currency" office:currency="BRL" office:value="157248" calcext:value-type="currency">
            <text:p>R$ 157.248,00</text:p>
          </table:table-cell>
          <table:table-cell table:formula="of:=[.$F$4]+[.D23]*(1+[.$F$3])" office:value-type="currency" office:currency="BRL" office:value="505997.891567119" calcext:value-type="currency">
            <text:p>R$ 505.997,89</text:p>
          </table:table-cell>
          <table:table-cell table:formula="of:=[.$F$3]*[.D24]" office:value-type="currency" office:currency="BRL" office:value="50599.7891567119" calcext:value-type="currency">
            <text:p>R$ 50.599,79</text:p>
          </table:table-cell>
          <table:table-cell table:formula="of:=[.E24]/12" office:value-type="currency" office:currency="BRL" office:value="4216.64909639266" calcext:value-type="currency">
            <text:p>R$ 4.216,6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4]+[.$F$5]" office:value-type="currency" office:currency="BRL" office:value="166296" calcext:value-type="currency">
            <text:p>R$ 166.296,00</text:p>
          </table:table-cell>
          <table:table-cell table:formula="of:=[.$F$4]+[.D24]*(1+[.$F$3])" office:value-type="currency" office:currency="BRL" office:value="569077.680723831" calcext:value-type="currency">
            <text:p>R$ 569.077,68</text:p>
          </table:table-cell>
          <table:table-cell table:formula="of:=[.$F$3]*[.D25]" office:value-type="currency" office:currency="BRL" office:value="56907.7680723831" calcext:value-type="currency">
            <text:p>R$ 56.907,77</text:p>
          </table:table-cell>
          <table:table-cell table:formula="of:=[.E25]/12" office:value-type="currency" office:currency="BRL" office:value="4742.31400603193" calcext:value-type="currency">
            <text:p>R$ 4.742,3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5]+[.$F$5]" office:value-type="currency" office:currency="BRL" office:value="175344" calcext:value-type="currency">
            <text:p>R$ 175.344,00</text:p>
          </table:table-cell>
          <table:table-cell table:formula="of:=[.$F$4]+[.D25]*(1+[.$F$3])" office:value-type="currency" office:currency="BRL" office:value="638465.448796214" calcext:value-type="currency">
            <text:p>R$ 638.465,45</text:p>
          </table:table-cell>
          <table:table-cell table:formula="of:=[.$F$3]*[.D26]" office:value-type="currency" office:currency="BRL" office:value="63846.5448796214" calcext:value-type="currency">
            <text:p>R$ 63.846,54</text:p>
          </table:table-cell>
          <table:table-cell table:formula="of:=[.E26]/12" office:value-type="currency" office:currency="BRL" office:value="5320.54540663512" calcext:value-type="currency">
            <text:p>R$ 5.320,5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6]+[.$F$5]" office:value-type="currency" office:currency="BRL" office:value="184392" calcext:value-type="currency">
            <text:p>R$ 184.392,00</text:p>
          </table:table-cell>
          <table:table-cell table:formula="of:=[.$F$4]+[.D26]*(1+[.$F$3])" office:value-type="currency" office:currency="BRL" office:value="714791.993675836" calcext:value-type="currency">
            <text:p>R$ 714.791,99</text:p>
          </table:table-cell>
          <table:table-cell table:formula="of:=[.$F$3]*[.D27]" office:value-type="currency" office:currency="BRL" office:value="71479.1993675836" calcext:value-type="currency">
            <text:p>R$ 71.479,20</text:p>
          </table:table-cell>
          <table:table-cell table:formula="of:=[.E27]/12" office:value-type="currency" office:currency="BRL" office:value="5956.59994729863" calcext:value-type="currency">
            <text:p>R$ 5.956,6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7]+[.$F$5]" office:value-type="currency" office:currency="BRL" office:value="193440" calcext:value-type="currency">
            <text:p>R$ 193.440,00</text:p>
          </table:table-cell>
          <table:table-cell table:formula="of:=[.$F$4]+[.D27]*(1+[.$F$3])" office:value-type="currency" office:currency="BRL" office:value="798751.193043419" calcext:value-type="currency">
            <text:p>R$ 798.751,19</text:p>
          </table:table-cell>
          <table:table-cell table:formula="of:=[.$F$3]*[.D28]" office:value-type="currency" office:currency="BRL" office:value="79875.1193043419" calcext:value-type="currency">
            <text:p>R$ 79.875,12</text:p>
          </table:table-cell>
          <table:table-cell table:formula="of:=[.E28]/12" office:value-type="currency" office:currency="BRL" office:value="6656.25994202849" calcext:value-type="currency">
            <text:p>R$ 6.656,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8]+[.$F$5]" office:value-type="currency" office:currency="BRL" office:value="202488" calcext:value-type="currency">
            <text:p>R$ 202.488,00</text:p>
          </table:table-cell>
          <table:table-cell table:formula="of:=[.$F$4]+[.D28]*(1+[.$F$3])" office:value-type="currency" office:currency="BRL" office:value="891106.312347761" calcext:value-type="currency">
            <text:p>R$ 891.106,31</text:p>
          </table:table-cell>
          <table:table-cell table:formula="of:=[.$F$3]*[.D29]" office:value-type="currency" office:currency="BRL" office:value="89110.6312347761" calcext:value-type="currency">
            <text:p>R$ 89.110,63</text:p>
          </table:table-cell>
          <table:table-cell table:formula="of:=[.E29]/12" office:value-type="currency" office:currency="BRL" office:value="7425.88593623134" calcext:value-type="currency">
            <text:p>R$ 7.425,8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9]+[.$F$5]" office:value-type="currency" office:currency="BRL" office:value="211536" calcext:value-type="currency">
            <text:p>R$ 211.536,00</text:p>
          </table:table-cell>
          <table:table-cell table:formula="of:=[.$F$4]+[.D29]*(1+[.$F$3])" office:value-type="currency" office:currency="BRL" office:value="992696.943582537" calcext:value-type="currency">
            <text:p>R$ 992.696,94</text:p>
          </table:table-cell>
          <table:table-cell table:formula="of:=[.$F$3]*[.D30]" office:value-type="currency" office:currency="BRL" office:value="99269.6943582537" calcext:value-type="currency">
            <text:p>R$ 99.269,69</text:p>
          </table:table-cell>
          <table:table-cell table:formula="of:=[.E30]/12" office:value-type="currency" office:currency="BRL" office:value="8272.47452985448" calcext:value-type="currency">
            <text:p>R$ 8.272,4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30]+[.$F$5]" office:value-type="currency" office:currency="BRL" office:value="220584" calcext:value-type="currency">
            <text:p>R$ 220.584,00</text:p>
          </table:table-cell>
          <table:table-cell table:formula="of:=[.$F$4]+[.D30]*(1+[.$F$3])" office:value-type="currency" office:currency="BRL" office:value="1104446.63794079" calcext:value-type="currency">
            <text:p>R$ 1.104.446,64</text:p>
          </table:table-cell>
          <table:table-cell table:formula="of:=[.$F$3]*[.D31]" office:value-type="currency" office:currency="BRL" office:value="110444.663794079" calcext:value-type="currency">
            <text:p>R$ 110.444,66</text:p>
          </table:table-cell>
          <table:table-cell table:formula="of:=[.E31]/12" office:value-type="currency" office:currency="BRL" office:value="9203.72198283993" calcext:value-type="currency">
            <text:p>R$ 9.203,7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31]+[.$F$5]" office:value-type="currency" office:currency="BRL" office:value="229632" calcext:value-type="currency">
            <text:p>R$ 229.632,00</text:p>
          </table:table-cell>
          <table:table-cell table:formula="of:=[.$F$4]+[.D31]*(1+[.$F$3])" office:value-type="currency" office:currency="BRL" office:value="1227371.30173487" calcext:value-type="currency">
            <text:p>R$ 1.227.371,30</text:p>
          </table:table-cell>
          <table:table-cell table:formula="of:=[.$F$3]*[.D32]" office:value-type="currency" office:currency="BRL" office:value="122737.130173487" calcext:value-type="currency">
            <text:p>R$ 122.737,13</text:p>
          </table:table-cell>
          <table:table-cell table:formula="of:=[.E32]/12" office:value-type="currency" office:currency="BRL" office:value="10228.0941811239" calcext:value-type="currency">
            <text:p>R$ 10.228,0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32]+[.$F$5]" office:value-type="currency" office:currency="BRL" office:value="238680" calcext:value-type="currency">
            <text:p>R$ 238.680,00</text:p>
          </table:table-cell>
          <table:table-cell table:formula="of:=[.$F$4]+[.D32]*(1+[.$F$3])" office:value-type="currency" office:currency="BRL" office:value="1362588.43190836" calcext:value-type="currency">
            <text:p>R$ 1.362.588,43</text:p>
          </table:table-cell>
          <table:table-cell table:formula="of:=[.$F$3]*[.D33]" office:value-type="currency" office:currency="BRL" office:value="136258.843190836" calcext:value-type="currency">
            <text:p>R$ 136.258,84</text:p>
          </table:table-cell>
          <table:table-cell table:formula="of:=[.E33]/12" office:value-type="currency" office:currency="BRL" office:value="11354.9035992363" calcext:value-type="currency">
            <text:p>R$ 11.354,9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33]+[.$F$5]" office:value-type="currency" office:currency="BRL" office:value="247728" calcext:value-type="currency">
            <text:p>R$ 247.728,00</text:p>
          </table:table-cell>
          <table:table-cell table:formula="of:=[.$F$4]+[.D33]*(1+[.$F$3])" office:value-type="currency" office:currency="BRL" office:value="1511327.27509919" calcext:value-type="currency">
            <text:p>R$ 1.511.327,28</text:p>
          </table:table-cell>
          <table:table-cell table:formula="of:=[.$F$3]*[.D34]" office:value-type="currency" office:currency="BRL" office:value="151132.727509919" calcext:value-type="currency">
            <text:p>R$ 151.132,73</text:p>
          </table:table-cell>
          <table:table-cell table:formula="of:=[.E34]/12" office:value-type="currency" office:currency="BRL" office:value="12594.3939591599" calcext:value-type="currency">
            <text:p>R$ 12.594,3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34]+[.$F$5]" office:value-type="currency" office:currency="BRL" office:value="256776" calcext:value-type="currency">
            <text:p>R$ 256.776,00</text:p>
          </table:table-cell>
          <table:table-cell table:formula="of:=[.$F$4]+[.D34]*(1+[.$F$3])" office:value-type="currency" office:currency="BRL" office:value="1674940.00260911" calcext:value-type="currency">
            <text:p>R$ 1.674.940,00</text:p>
          </table:table-cell>
          <table:table-cell table:formula="of:=[.$F$3]*[.D35]" office:value-type="currency" office:currency="BRL" office:value="167494.000260911" calcext:value-type="currency">
            <text:p>R$ 167.494,00</text:p>
          </table:table-cell>
          <table:table-cell table:formula="of:=[.E35]/12" office:value-type="currency" office:currency="BRL" office:value="13957.8333550759" calcext:value-type="currency">
            <text:p>R$ 13.957,8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5]+[.$F$5]" office:value-type="currency" office:currency="BRL" office:value="265824" calcext:value-type="currency">
            <text:p>R$ 265.824,00</text:p>
          </table:table-cell>
          <table:table-cell table:formula="of:=[.$F$4]+[.D35]*(1+[.$F$3])" office:value-type="currency" office:currency="BRL" office:value="1854914.00287002" calcext:value-type="currency">
            <text:p>R$ 1.854.914,00</text:p>
          </table:table-cell>
          <table:table-cell table:formula="of:=[.$F$3]*[.D36]" office:value-type="currency" office:currency="BRL" office:value="185491.400287002" calcext:value-type="currency">
            <text:p>R$ 185.491,40</text:p>
          </table:table-cell>
          <table:table-cell table:formula="of:=[.E36]/12" office:value-type="currency" office:currency="BRL" office:value="15457.6166905835" calcext:value-type="currency">
            <text:p>R$ 15.457,6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6]+[.$F$5]" office:value-type="currency" office:currency="BRL" office:value="274872" calcext:value-type="currency">
            <text:p>R$ 274.872,00</text:p>
          </table:table-cell>
          <table:table-cell table:formula="of:=[.$F$4]+[.D36]*(1+[.$F$3])" office:value-type="currency" office:currency="BRL" office:value="2052885.40315703" calcext:value-type="currency">
            <text:p>R$ 2.052.885,40</text:p>
          </table:table-cell>
          <table:table-cell table:formula="of:=[.$F$3]*[.D37]" office:value-type="currency" office:currency="BRL" office:value="205288.540315703" calcext:value-type="currency">
            <text:p>R$ 205.288,54</text:p>
          </table:table-cell>
          <table:table-cell table:formula="of:=[.E37]/12" office:value-type="currency" office:currency="BRL" office:value="17107.3783596419" calcext:value-type="currency">
            <text:p>R$ 17.107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7:16:00.523959311</meta:creation-date>
    <dc:date>2025-03-25T17:24:11.271213003</dc:date>
    <meta:editing-duration>PT8M11S</meta:editing-duration>
    <meta:editing-cycles>1</meta:editing-cycles>
    <meta:generator>LibreOffice/7.4.7.2$Linux_X86_64 LibreOffice_project/40$Build-2</meta:generator>
    <meta:document-statistic meta:table-count="1" meta:cell-count="166" meta:object-count="0"/>
  </office:meta>
</office:document-meta>
</file>